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2.0063in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>
            <text:p>Física Computacional. Grupo 8196</text:p>
          </table:table-cell>
          <table:table-cell table:style-name="ce7"/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Profesor</text:p>
          </table:table-cell>
          <table:table-cell table:style-name="ce8" office:value-type="string">
            <text:p>David Philip Sander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Ayudante</text:p>
          </table:table-cell>
          <table:table-cell table:style-name="ce8" office:value-type="string">
            <text:p>Ilya Orson Sandoval Cárdena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Ayudante</text:p>
          </table:table-cell>
          <table:table-cell table:style-name="ce8" office:value-type="string">
            <text:p>Ignacio Loaiza Ganem</text:p>
          </table:table-cell>
          <table:table-cell table:style-name="ce10" office:value-type="date" office:date-value="2017-02-02">
            <text:p>2-Feb</text:p>
          </table:table-cell>
          <table:table-cell table:style-name="ce10" office:value-type="date" office:date-value="2017-02-09">
            <text:p>9-Feb</text:p>
          </table:table-cell>
          <table:table-cell table:style-name="ce10" office:value-type="date" office:date-value="2017-02-14">
            <text:p>14-Feb</text:p>
          </table:table-cell>
          <table:table-cell table:style-name="ce10" office:value-type="date" office:date-value="2017-02-28">
            <text:p>28-Feb</text:p>
          </table:table-cell>
          <table:table-cell table:style-name="ce10" office:value-type="date" office:date-value="2017-03-09">
            <text:p>9-Mar</text:p>
          </table:table-cell>
          <table:table-cell table:style-name="ce5" table:number-columns-repeated="15"/>
          <table:table-cell table:number-columns-repeated="1002"/>
        </table:table-row>
        <table:table-row table:style-name="ro2">
          <table:table-cell table:style-name="ce4" office:value-type="string">
            <text:p>No</text:p>
          </table:table-cell>
          <table:table-cell table:style-name="ce4" office:value-type="string">
            <text:p>Cuenta</text:p>
          </table:table-cell>
          <table:table-cell table:style-name="ce5" office:value-type="string">
            <text:p>Tarea 0</text:p>
          </table:table-cell>
          <table:table-cell table:style-name="ce5" office:value-type="string">
            <text:p>Tarea 1</text:p>
          </table:table-cell>
          <table:table-cell table:style-name="ce5" office:value-type="string">
            <text:p>Tarea 2</text:p>
          </table:table-cell>
          <table:table-cell table:style-name="ce13" office:value-type="string">
            <text:p>Tarea 3</text:p>
          </table:table-cell>
          <table:table-cell table:style-name="ce13" office:value-type="string">
            <text:p>Tarea 4</text:p>
          </table:table-cell>
          <table:table-cell table:style-name="ce5" table:number-columns-repeated="15"/>
          <table:table-cell table:number-columns-repeated="100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float" office:value="310007706">
            <text:p>310007706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10">
            <text:p>10.0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8.5">
            <text:p>8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float" office:value="415122269">
            <text:p>415122269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10">
            <text:p>10.0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float" office:value="414002720">
            <text:p>414002720</text:p>
          </table:table-cell>
          <table:table-cell table:number-columns-repeated="2" table:style-name="ce11" office:value-type="float" office:value="0">
            <text:p>0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8" office:value-type="float" office:value="311561559">
            <text:p>311561559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float" office:value="415029917">
            <text:p>415029917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float" office:value="414043853">
            <text:p>414043853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8">
            <text:p>8.0</text:p>
          </table:table-cell>
          <table:table-cell table:style-name="ce12" office:value-type="float" office:value="7.5">
            <text:p>7.5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float" office:value="414002074">
            <text:p>414002074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10">
            <text:p>10.0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8" office:value-type="float" office:value="311285442">
            <text:p>311285442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9.7">
            <text:p>9.7</text:p>
          </table:table-cell>
          <table:table-cell table:style-name="ce12" office:value-type="float" office:value="8.7">
            <text:p>8.7</text:p>
          </table:table-cell>
          <table:table-cell table:style-name="ce14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8" office:value-type="float" office:value="310014382">
            <text:p>310014382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7.5">
            <text:p>7.5</text:p>
          </table:table-cell>
          <table:table-cell table:style-name="ce12" office:value-type="float" office:value="8">
            <text:p>8</text:p>
          </table:table-cell>
          <table:table-cell table:style-name="ce14" office:value-type="float" office:value="1.5">
            <text:p>1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8" office:value-type="float" office:value="310088154">
            <text:p>310088154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7">
            <text:p>9.7</text:p>
          </table:table-cell>
          <table:table-cell table:style-name="ce12" office:value-type="float" office:value="8">
            <text:p>8</text:p>
          </table:table-cell>
          <table:table-cell table:style-name="ce14" office:value-type="float" office:value="7.5">
            <text:p>7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8" office:value-type="float" office:value="415076777">
            <text:p>415076777</text:p>
          </table:table-cell>
          <table:table-cell table:number-columns-repeated="2" table:style-name="ce11" office:value-type="float" office:value="9">
            <text:p>9.0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9.5">
            <text:p>9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8" office:value-type="float" office:value="310098308">
            <text:p>310098308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3">
            <text:p>9.3</text:p>
          </table:table-cell>
          <table:table-cell table:style-name="ce12" office:value-type="float" office:value="9">
            <text:p>9</text:p>
          </table:table-cell>
          <table:table-cell table:style-name="ce14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8" office:value-type="float" office:value="311184390">
            <text:p>311184390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8.4">
            <text:p>8.4</text:p>
          </table:table-cell>
          <table:table-cell table:style-name="ce14" office:value-type="float" office:value="8.5">
            <text:p>8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8" office:value-type="float" office:value="310192224">
            <text:p>310192224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8">
            <text:p>8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8" office:value-type="float" office:value="300175961">
            <text:p>300175961</text:p>
          </table:table-cell>
          <table:table-cell table:number-columns-repeated="2" table:style-name="ce11" office:value-type="float" office:value="0">
            <text:p>0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8" office:value-type="float" office:value="311059674">
            <text:p>311059674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8">
            <text:p>8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6">
            <text:p>6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8" office:value-type="float" office:value="312104681">
            <text:p>312104681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8" office:value-type="float" office:value="310143518">
            <text:p>310143518</text:p>
          </table:table-cell>
          <table:table-cell table:number-columns-repeated="2" table:style-name="ce11" office:value-type="float" office:value="9">
            <text:p>9.0</text:p>
          </table:table-cell>
          <table:table-cell table:style-name="ce12" office:value-type="float" office:value="8.5">
            <text:p>8.5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8" office:value-type="float" office:value="311046065">
            <text:p>311046065</text:p>
          </table:table-cell>
          <table:table-cell table:number-columns-repeated="2" table:style-name="ce11" office:value-type="float" office:value="0">
            <text:p>0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8" office:value-type="float" office:value="415078135">
            <text:p>415078135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3">
            <text:p>9.3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9.5">
            <text:p>9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8" office:value-type="float" office:value="311217658">
            <text:p>311217658</text:p>
          </table:table-cell>
          <table:table-cell table:style-name="ce11" office:value-type="float" office:value="0">
            <text:p>0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8.2">
            <text:p>8.2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8" office:value-type="float" office:value="415083308">
            <text:p>415083308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8" office:value-type="float" office:value="310605780">
            <text:p>310605780</text:p>
          </table:table-cell>
          <table:table-cell table:number-columns-repeated="2" table:style-name="ce11" office:value-type="float" office:value="0">
            <text:p>0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8" office:value-type="float" office:value="307117504">
            <text:p>307117504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7.5">
            <text:p>7.5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8" office:value-type="float" office:value="312578042">
            <text:p>312578042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8" office:value-type="float" office:value="310175236">
            <text:p>310175236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10">
            <text:p>10.0</text:p>
          </table:table-cell>
          <table:table-cell table:style-name="ce12" office:value-type="float" office:value="8.9">
            <text:p>8.9</text:p>
          </table:table-cell>
          <table:table-cell table:style-name="ce14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8" office:value-type="float" office:value="310209900">
            <text:p>310209900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8" office:value-type="float" office:value="410057113">
            <text:p>410057113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8.5">
            <text:p>8.5</text:p>
          </table:table-cell>
          <table:table-cell table:style-name="ce12" office:value-type="float" office:value="8.5">
            <text:p>8.5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8" office:value-type="float" office:value="410007259">
            <text:p>410007259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9">
            <text:p>9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8" office:value-type="float" office:value="311320563">
            <text:p>311320563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8.5">
            <text:p>8.5</text:p>
          </table:table-cell>
          <table:table-cell table:style-name="ce14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8" office:value-type="float" office:value="311255089">
            <text:p>311255089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8.5">
            <text:p>8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8" office:value-type="float" office:value="310308041">
            <text:p>310308041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8" office:value-type="float" office:value="411027935">
            <text:p>411027935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9.7">
            <text:p>9.7</text:p>
          </table:table-cell>
          <table:table-cell table:style-name="ce14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8" office:value-type="float" office:value="310311533">
            <text:p>310311533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0">
            <text:p>0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8" office:value-type="float" office:value="415031866">
            <text:p>415031866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9">
            <text:p>9</text:p>
          </table:table-cell>
          <table:table-cell table:style-name="ce14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8" office:value-type="float" office:value="413011204">
            <text:p>413011204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10">
            <text:p>10.0</text:p>
          </table:table-cell>
          <table:table-cell table:style-name="ce12" office:value-type="float" office:value="7.5">
            <text:p>7.5</text:p>
          </table:table-cell>
          <table:table-cell table:style-name="ce14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8" office:value-type="float" office:value="308712023">
            <text:p>308712023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9">
            <text:p>9.0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8" office:value-type="float" office:value="311101632">
            <text:p>311101632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9.5">
            <text:p>9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ce11" table:number-columns-repeated="3"/>
          <table:table-cell table:style-name="ce14"/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5"/>
          <table:table-cell table:style-name="ce9" office:value-type="string">
            <text:p>S/N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 table:number-rows-repeated="955">
          <table:table-cell table:style-name="ce5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">
      <number:day/>
      <number:text>-</number:text>
      <number:month number:textual="true"/>
    </number:date-style>
    <number:number-style style:name="N118">
      <number:number number:decimal-places="1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3/09/2017</text:date>, <text:time>17:0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3-09T17:09:55.70</dc:date>
    <dc:creator>Ignacio Loaiza</dc:creator>
    <meta:editing-duration>PT1H31M31S</meta:editing-duration>
    <meta:editing-cycles>1</meta:editing-cycles>
    <meta:document-statistic meta:table-count="3" meta:cell-count="252" meta:object-count="0"/>
  </office:meta>
</office:document-meta>
</file>